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1129f0" officeooo:paragraph-rsid="001129f0" style:font-size-asian="12pt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129f0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0</text:span></text:p>
      <text:p text:style-name="P3"/>
      <text:p text:style-name="P2">Gerealiseerd vorige week:</text:p>
      <text:p text:style-name="P3"/>
      <text:p text:style-name="P3"/>
      <text:p text:style-name="P7">– Afwerken van scriptie + tutorials</text:p>
      <text:p text:style-name="P7">– Vergadering bedrijf promotor + School promotor</text:p>
      <text:p text:style-name="P7">– Maken vergaderverslagen</text:p>
      <text:p text:style-name="P7">– Maken cd’s voor scriptie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7">– Afgeven scriptie</text:p>
      <text:p text:style-name="P7">– Zoeken naar UART probleem</text:p>
      <text:p text:style-name="P7">– Schrijven artikel voor KN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5-19T12:41:49.844945602</dc:date>
    <meta:editing-duration>PT20M59S</meta:editing-duration>
    <meta:generator>LibreOffice/5.3.3.2$Linux_X86_64 LibreOffice_project/30m0$Build-2</meta:generator>
    <meta:document-statistic meta:table-count="0" meta:image-count="2" meta:object-count="0" meta:page-count="2" meta:paragraph-count="22" meta:word-count="69" meta:character-count="593" meta:non-whitespace-character-count="529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